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style:font-name="Consolas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margin-left="1.752cm" fo:margin-right="0cm" fo:text-indent="0cm" style:auto-text-indent="false">
        <style:tab-stops>
          <style:tab-stop style:position="3.503cm"/>
        </style:tab-stops>
      </style:paragraph-properties>
      <style:text-properties style:font-name="Consolas" fo:font-size="10pt" style:font-size-asian="10pt" style:font-size-complex="10pt"/>
    </style:style>
    <style:style style:name="P4" style:family="paragraph" style:parent-style-name="Standard">
      <loext:graphic-properties draw:fill="solid" draw:fill-color="#c6d9f1" draw:opacity="100%"/>
      <style:paragraph-properties fo:text-align="center" style:justify-single-word="false" fo:background-color="#c6d9f1">
        <style:tab-stops>
          <style:tab-stop style:position="1.752cm"/>
        </style:tab-stops>
      </style:paragraph-properties>
      <style:text-properties style:font-name="Consola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Consolas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Consolas" fo:font-size="10pt" fo:language="none" fo:country="none" style:font-size-asian="10pt" style:language-asian="none" style:country-asian="none" style:font-size-complex="10pt"/>
    </style:style>
    <style:style style:name="P7" style:family="paragraph" style:parent-style-name="Standard">
      <style:text-properties style:font-name="Consolas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Consolas" fo:font-size="10pt" style:font-size-asian="10pt" style:font-size-complex="10pt"/>
    </style:style>
    <style:style style:name="P9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752cm"/>
        </style:tab-stops>
      </style:paragraph-properties>
      <style:text-properties style:font-name="Consolas" fo:font-size="10pt" style:font-size-asian="10pt" style:font-size-complex="10pt"/>
    </style:style>
    <style:style style:name="P10" style:family="paragraph" style:parent-style-name="Standard">
      <style:text-properties style:font-name="Consolas" fo:font-size="10pt" fo:language="none" fo:country="none" style:font-size-asian="10pt" style:language-asian="none" style:country-asian="none" style:font-size-complex="10pt"/>
    </style:style>
    <style:style style:name="P11" style:family="paragraph" style:parent-style-name="Standard">
      <style:text-properties style:font-name="Consolas" fo:font-size="10pt" officeooo:rsid="000d12f0" officeooo:paragraph-rsid="000d12f0" style:font-size-asian="10pt" style:font-size-complex="10pt"/>
    </style:style>
    <style:style style:name="P12" style:family="paragraph" style:parent-style-name="Standard">
      <style:text-properties style:font-name="Consolas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4" style:family="paragraph" style:parent-style-name="Standard">
      <style:text-properties style:font-name="Consolas" fo:font-size="11pt" officeooo:paragraph-rsid="000d12f0" style:font-size-asian="11pt" style:font-size-complex="11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onsolas" fo:font-size="11pt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style:font-name="Consolas" fo:font-size="11pt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style:font-name="Consolas" fo:font-size="11pt" style:font-size-asian="11pt" style:font-size-complex="11pt"/>
    </style:style>
    <style:style style:name="P18" style:family="paragraph" style:parent-style-name="Text_20_body" style:list-style-name="L4">
      <style:text-properties style:font-name="Consolas" fo:font-size="11pt" officeooo:paragraph-rsid="000d12f0" style:font-size-asian="11pt" style:font-size-complex="11pt"/>
    </style:style>
    <style:style style:name="P19" style:family="paragraph" style:parent-style-name="Text_20_body">
      <style:text-properties style:font-name="Consolas" fo:font-size="11pt" officeooo:paragraph-rsid="000d12f0" style:font-size-asian="11pt" style:font-size-complex="11pt"/>
    </style:style>
    <style:style style:name="P20" style:family="paragraph" style:parent-style-name="Text_20_body">
      <style:text-properties officeooo:paragraph-rsid="000d12f0"/>
    </style:style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size="11pt" fo:font-weight="bold" style:font-size-asian="11pt" style:font-weight-asian="bold" style:font-name-complex="Verdana" style:font-size-complex="11pt" style:font-weight-complex="bold"/>
    </style:style>
    <style:style style:name="T3" style:family="text">
      <style:text-properties officeooo:rsid="000d12f0"/>
    </style:style>
    <style:style style:name="T4" style:family="text">
      <style:text-properties style:font-name="Consolas" fo:font-size="11pt" fo:font-weight="normal" officeooo:rsid="000d12f0" style:font-size-asian="11pt" style:font-weight-asian="normal" style:font-size-complex="11pt" style:font-weight-complex="normal"/>
    </style:style>
    <style:style style:name="T5" style:family="text"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onsolas" fo:font-size="11pt" style:font-size-asian="11pt" style:font-size-complex="11pt"/>
    </style:style>
    <style:style style:name="T7" style:family="text">
      <style:text-properties fo:font-size="10pt" officeooo:rsid="000d12f0" style:font-size-asian="10pt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3:</text:span><text:span text:style-name="T2">”Creando mi Identidad”</text:span></text:p>
      <text:p text:style-name="P2"/>
      <text:p text:style-name="P3"/>
      <text:p text:style-name="P4">Filosofía de tu empresa</text:p>
      <text:p text:style-name="P5"/>
      <text:p text:style-name="P5"><text:s text:c="13"/>Misión<text:tab/> <text:s text:c="11"/><text:tab/>Valores <text:tab/><text:tab/><text:tab/> <text:s text:c="5"/>Visión</text:p>
      <text:p text:style-name="P6"><draw:frame draw:style-name="fr1" draw:name="Marco1" text:anchor-type="char" svg:x="-0.106cm" svg:y="0.065cm" svg:width="4.706cm" svg:height="5.263cm" draw:z-index="0"><draw:text-box><text:p text:style-name="P7">Proporcionar soluciones de software personalizadas, accesibles y de alta calidad que optimicen los procesos de empresas, particulares y entidades, mejorando su eficiencia y productividad. </text:p></draw:text-box></draw:frame><draw:frame draw:style-name="fr1" draw:name="Marco2" text:anchor-type="char" svg:x="4.777cm" svg:y="0.065cm" svg:width="5.129cm" svg:height="4.763cm" draw:z-index="1"><draw:text-box><text:p text:style-name="P7">Innovación, Calidad, Accesibilidad, Responsabilidad.</text:p></draw:text-box></draw:frame><draw:frame draw:style-name="fr1" draw:name="Marco3" text:anchor-type="char" svg:x="10.026cm" svg:y="0.065cm" svg:width="5.129cm" svg:height="4.763cm" draw:z-index="2"><draw:text-box><text:p text:style-name="P7">Convertirnos en una referencia regional y nacional en el desarrollo de software personalizado, conocido por nuestra capacidad de adaptación y compromiso con la calidad y la satisfacción del cliente. 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4">Identidad visual</text:p>
      <text:p text:style-name="P8"/>
      <text:p text:style-name="P8"><text:s text:c="12"/>Logotipo<text:tab/><text:tab/><text:tab/> Colores<text:tab/><text:tab/><text:tab/> <text:s text:c="3"/>Otros</text:p>
      <text:p text:style-name="P10"><draw:frame draw:style-name="fr1" draw:name="Marco4" text:anchor-type="char" svg:x="-0.106cm" svg:y="0.205cm" svg:width="4.904cm" svg:height="4.763cm" draw:z-index="3"><draw:text-box><text:p text:style-name="P7">Un diseño que combine un gráfico abstracto de flechas ascendentes (representando crecimiento y progreso) con el nombre de la empresa en una tipografía moderna y profesional. </text:p></draw:text-box></draw:frame><draw:frame draw:style-name="fr1" draw:name="Marco5" text:anchor-type="char" svg:x="4.948cm" svg:y="0.205cm" svg:width="4.958cm" svg:height="4.763cm" draw:z-index="4"><draw:text-box><text:p text:style-name="P11">Azul y Blanco.</text:p></draw:text-box></draw:frame><draw:frame draw:style-name="fr1" draw:name="Marco6" text:anchor-type="char" svg:x="10.026cm" svg:y="0.205cm" svg:width="4.934cm" svg:height="4.763cm" draw:z-index="5"><draw:text-box><text:p text:style-name="P12">Uso de diseños minimalistas en la comunicación visual para reforzar la imagen de modernidad. Integración de iconos tecnológicos en los materiales publicitarios y digitales. </text:p></draw:text-box></draw:frame></text:p>
      <text:p text:style-name="P7"/>
      <text:p text:style-name="P7"/>
      <text:p text:style-name="P7"/>
      <text:p text:style-name="P7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Valores:</text:p>
      <text:p text:style-name="P14"><text:span text:style-name="T3"><text:tab/></text:span>Innovación: Buscar continuamente nuevas formas de mejorar nuestras soluciones tecnológicas.</text:p>
      <text:list text:style-name="L1">
        <text:list-header>
          <text:p text:style-name="P15">Calidad: Garantizar el desarrollo de software robusto, funcional y adaptado a las necesidades de cada cliente.</text:p>
        </text:list-header>
      </text:list>
      <text:list text:style-name="L2">
        <text:list-header>
          <text:p text:style-name="P16">Accesibilidad: Hacer que nuestras soluciones sean intuitivas y utilizables para todo tipo de usuarios.</text:p>
        </text:list-header>
      </text:list>
      <text:list text:style-name="L3">
        <text:list-header>
          <text:p text:style-name="P17">Responsabilidad: Cumplir con los plazos, compromisos y normativas legales en todos los proyectos.</text:p>
        </text:list-header>
      </text:list>
      <text:list text:style-name="L4">
        <text:list-header>
          <text:p text:style-name="P18">Orientación al cliente: Poner las necesidades del cliente en el centro de cada desarrollo </text:p>
        </text:list-header>
      </text:list>
      <text:p text:style-name="P19"/>
      <text:p text:style-name="P20"><text:span text:style-name="Strong_20_Emphasis"><text:span text:style-name="T4">Colores:</text:span></text:span></text:p>
      <text:list text:style-name="L5">
        <text:list-header>
          <text:p text:style-name="P21"><text:span text:style-name="Strong_20_Emphasis"><text:span text:style-name="T5">Primario:</text:span></text:span><text:span text:style-name="T5"> Azul (transmite confianza, profesionalidad y tecnología).</text:span></text:p>
          <text:p text:style-name="P22"><text:span text:style-name="Strong_20_Emphasis"><text:span text:style-name="T5">Secundario:</text:span></text:span><text:span text:style-name="T6"> Blanco (refleja claridad, simplicidad y accesibilidad).</text:span></text:p>
        </text:list-header>
      </text:list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8:33:48</meta:creation-date>
    <meta:editing-duration>P23DT22H16M51S</meta:editing-duration>
    <meta:generator>LibreOffice/24.8.2.1$Windows_X86_64 LibreOffice_project/0f794b6e29741098670a3b95d60478a65d05ef13</meta:generator>
    <dc:date>2024-11-16T13:46:32.070000000</dc:date>
    <meta:editing-cycles>1</meta:editing-cycles>
    <meta:document-statistic meta:table-count="0" meta:image-count="0" meta:object-count="0" meta:page-count="1" meta:paragraph-count="20" meta:word-count="215" meta:character-count="1615" meta:non-whitespace-character-count="1364"/>
  </office:meta>
</office:document-meta>
</file>